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598in"/>
    </style:style>
    <style:style style:name="co4" style:family="table-column">
      <style:table-column-properties fo:break-before="auto" style:column-width="0.9575in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3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1021" table:default-cell-style-name="ce2"/>
        <table:table-row table:style-name="ro3">
          <table:table-cell table:style-name="ce1" office:value-type="string">
            <text:p>The 7th seal is opened and contains seven trumpets - four of which are blown - bringing amazing devastation on the earth and dread in anticipation of the final three trumpets.</text:p>
          </table:table-cell>
          <table:table-cell table:style-name="ce3" office:value-type="string">
            <text:p>Revelation 8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wo more trumpets are blown inciting tormenting scorpion-locusts and 3 additional plauges that kill multituds, yet repentence still does not come the the remaining inhabitants of the earth.</text:p>
          </table:table-cell>
          <table:table-cell table:style-name="ce3" office:value-type="string">
            <text:p>Revelation 9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n angel comes to straddle the coastline, bringing with him a little scroll which John eats before being told he must continue to prophesy.</text:p>
          </table:table-cell>
          <table:table-cell table:style-name="ce3" office:value-type="string">
            <text:p>Revelation 1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wo prophesying witnesses torment the earth for 42 months, then the seventh trumpet is blown and God's temple in heaven is opened.</text:p>
          </table:table-cell>
          <table:table-cell table:style-name="ce3" office:value-type="string">
            <text:p>Revelation 11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Signs appear in heaven of a woman and child who are saved from a dragon inciting him to to make war with her other offspring on the earth, the Christians.</text:p>
          </table:table-cell>
          <table:table-cell table:style-name="ce3" office:value-type="string">
            <text:p>Revelation 12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wo beasts work together to decive unbelievers and receive their worship while killing those whose names are written in the book of life.</text:p>
          </table:table-cell>
          <table:table-cell table:style-name="ce3" office:value-type="string">
            <text:p>Revelation 13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ohn the Baptizer exhorts, teaches, baptizes and is imprisioned, and Jesus' ministry begins with a complete geneology through Joseph's line.</text:p>
          </table:table-cell>
          <table:table-cell table:style-name="ce3" office:value-type="string">
            <text:p>Luke 3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God judges Israel's idolatry by killing all of them and laying their bodies of the foot of their altars to false gods.</text:p>
          </table:table-cell>
          <table:table-cell table:style-name="ce3" office:value-type="string">
            <text:p>Ezekiel 6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1/24/2015</text:date>, <text:time>21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imiah Woods</meta:initial-creator>
    <meta:creation-date>2015-01-13T17:58:07</meta:creation-date>
    <dc:date>2015-01-24T21:47:53</dc:date>
    <dc:creator>Jerimiah Woods</dc:creator>
    <meta:editing-duration>PT2M53S</meta:editing-duration>
    <meta:editing-cycles>2</meta:editing-cycles>
    <meta:generator>OpenOffice/4.1.0$Unix OpenOffice.org_project/410m18$Build-9764</meta:generator>
    <meta:document-statistic meta:table-count="3" meta:cell-count="16" meta:object-count="0"/>
  </office:meta>
</office:document-meta>
</file>